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3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4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8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08cm"/>
    </style:style>
    <style:style style:name="gr20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569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13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7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9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78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1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15" style:family="paragraph">
      <loext:graphic-properties draw:fill="none" draw:fill-color="#73ba25"/>
      <style:paragraph-properties fo:text-align="center"/>
    </style:style>
    <style:style style:name="P16" style:family="paragraph">
      <loext:graphic-properties draw:fill-color="#729fcf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text-properties fo:color="#ffffff" style:font-name="Source Sans Pro SemiBold" fo:font-size="20pt" style:font-size-asian="20pt" style:font-size-complex="20pt"/>
    </style:style>
    <style:style style:name="P19" style:family="paragraph">
      <loext:graphic-properties draw:fill="none" draw:fill-color="#ffffff"/>
      <style:paragraph-properties fo:text-align="start"/>
      <style:text-properties fo:color="#000000" style:font-name="Source Sans Pro SemiBold"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style:text-properties fo:font-size="22pt"/>
    </style:style>
    <style:style style:name="P29" style:family="paragraph">
      <style:text-properties style:font-name="Source Sans Pro SemiBold" fo:font-size="22pt" style:font-size-asian="22pt" style:font-size-complex="2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" fo:font-size="24pt" style:font-size-asian="24pt" style:font-size-complex="24pt"/>
    </style:style>
    <style:style style:name="T9" style:family="text">
      <style:text-properties style:font-name="Source Sans Pro SemiBold" fo:font-size="22pt" style:font-size-asian="22pt" style:font-size-complex="22pt"/>
    </style:style>
    <style:style style:name="T10" style:family="text">
      <style:text-properties fo:color="#ffffff" style:font-name="Source Sans Pro SemiBol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style:font-name="Source Sans Pro SemiBold" fo:font-size="20pt" style:font-size-asian="20pt" style:font-size-complex="20pt"/>
    </style:style>
    <style:style style:name="T12" style:family="text">
      <style:text-properties fo:color="#000000" style:font-name="Source Sans Pro SemiBol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000000" style:font-name="Source Sans Pro SemiBold" fo:font-size="20pt" style:font-size-asian="20pt" style:font-size-complex="20pt"/>
    </style:style>
    <style:style style:name="T15" style:family="text">
      <style:text-properties fo:color="#000000" style:font-name="Source Sans Pro SemiBol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ource Sans Pro Semibold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style:font-name="Source Sans Pro Semibold" fo:font-size="8pt" style:font-size-asian="8pt" style:font-size-complex="8pt"/>
    </style:style>
    <style:style style:name="T20" style:family="text">
      <style:text-properties fo:color="#333333" style:font-name="Source Sans Pro Light" fo:font-size="8pt" style:font-size-asian="8pt" style:font-size-complex="8pt"/>
    </style:style>
    <style:style style:name="T21" style:family="text">
      <style:text-properties fo:color="#ffffff" style:font-name="Source Sans Pro SemiBold" fo:font-size="8pt" style:font-size-asian="8pt" style:font-size-complex="8pt"/>
    </style:style>
    <style:style style:name="T22" style:family="text">
      <style:text-properties fo:color="#ffffff" style:font-name="Source Sans Pro Light" fo:font-size="8pt" style:font-size-asian="8pt" style:font-size-complex="8pt"/>
    </style:style>
    <style:style style:name="T23" style:family="text">
      <style:text-properties fo:color="#000000" style:font-name="Source Sans Pro SemiBold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style:font-name="Source Sans Pro SemiBol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3465a4" fo:font-size="20pt" style:font-size-asian="20pt" style:font-size-complex="20pt"/>
    </style:style>
    <style:style style:name="T26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Source Sans Pro SemiBold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Source Sans Pro SemiBold" fo:font-size="20pt" style:font-size-asian="20pt" style:font-size-complex="20pt"/>
    </style:style>
    <style:style style:name="T30" style:family="text">
      <style:text-properties style:font-name="Source Sans Pro SemiBold" fo:font-size="20pt" fo:font-style="italic" style:font-size-asian="20pt" style:font-style-asian="italic" style:font-size-complex="20pt" style:font-style-complex="italic"/>
    </style:style>
    <style:style style:name="T31" style:family="text">
      <style:text-properties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0.001cm" svg:height="1.187cm" svg:x="4.318cm" svg:y="-1.524cm">
          <draw:text-box>
            <text:p/>
          </draw:text-box>
        </draw:frame>
        <draw:frame draw:style-name="gr4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5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21.258cm" svg:y2="13.267cm">
          <text:p/>
        </draw:line>
        <draw:line draw:style-name="gr6" draw:text-style-name="P7" draw:layer="layout" svg:x1="22.782cm" svg:y1="8.949cm" svg:x2="21.512cm" svg:y2="13.013cm">
          <text:p/>
        </draw:line>
        <draw:custom-shape draw:style-name="gr7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17.956cm" svg:y2="11.743cm">
          <text:p/>
        </draw:line>
        <draw:line draw:style-name="gr6" draw:text-style-name="P7" draw:layer="layout" svg:x1="17.702cm" svg:y1="11.997cm" svg:x2="22.528cm" svg:y2="9.048cm">
          <text:p/>
        </draw:line>
        <draw:custom-shape draw:style-name="gr7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782cm" svg:y1="8.949cm" svg:x2="24.56cm" svg:y2="11.743cm">
          <text:p/>
        </draw:line>
        <draw:line draw:style-name="gr6" draw:text-style-name="P7" draw:layer="layout" svg:x1="24.306cm" svg:y1="11.743cm" svg:x2="19.988cm" svg:y2="8.949cm">
          <text:p/>
        </draw:line>
        <draw:custom-shape draw:style-name="gr7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1.385cm" svg:y1="4.885cm" svg:x2="19.734cm" svg:y2="8.695cm">
          <text:p/>
        </draw:line>
        <draw:custom-shape draw:style-name="gr7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12cm" svg:y1="4.885cm" svg:x2="22.782cm" svg:y2="8.949cm">
          <text:p/>
        </draw:line>
        <draw:custom-shape draw:style-name="gr7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ego nauczę się </text:span><text:span text:style-name="T8">podczas </text:span><text:span text:style-name="T8">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8.995cm" svg:height="4.858cm" svg:x="4.503cm" svg:y="5.446cm">
          <draw:text-box>
            <text:p><text:span text:style-name="T9">Rozwiązywać szersze spektrum problemów.</text:span></text:p>
            <text:p><text:span text:style-name="T9"/></text:p>
            <text:p><text:span text:style-name="T9">Profilować i udoskonalać istniejące rozwiązania.</text:span></text:p>
            <text:p><text:span text:style-name="T9"/></text:p>
            <text:p><text:span text:style-name="T9">Projektować bardziej niezawodne systemy.</text:span></text:p>
          </draw:text-box>
        </draw:frame>
        <draw:g>
          <draw:path draw:style-name="gr20" draw:text-style-name="P15" draw:layer="layout" svg:width="0.931cm" svg:height="0.923cm" svg:x="2.809cm" svg:y="5.5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7cm" svg:y="5.814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08cm" svg:y="5.5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69cm" svg:y="5.814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19cm" svg:y="9.1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8cm" svg:y="9.381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19cm" svg:y="7.3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8cm" svg:y="7.592cm" svg:viewBox="0 0 611 379" svg:d="M0 153c76 76 152 151 228 226 128-126 255-253 383-379">
            <text:p/>
          </draw:path>
        </draw:g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22" draw:text-style-name="P16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25.041cm" svg:height="6.819cm" svg:x="2.54cm" svg:y="4.466cm">
          <draw:text-box>
            <text:p><text:span text:style-name="T10">Algorytm</text:span><text:span text:style-name="T11"> </text:span><text:span text:style-name="T10">-</text:span><text:span text:style-name="T11"> ciąg jednoznacznie zdefiniowanych czynności, przekształcających pewne dane wejściowe do pewnych danych wyjściowych, w celu rozwiązania określonego problemu.</text:span></text:p>
            <text:p><text:span text:style-name="T11"/></text:p>
            <text:p><text:span text:style-name="T11"/></text:p>
            <text:p text:style-name="P17"><text:span text:style-name="T11">Dwie kluczowe cechy algorytmu:</text:span></text:p>
            <text:list text:style-name="L3">
              <text:list-item>
                <text:p text:style-name="P17"><text:span text:style-name="T11">zwraca poprawny wynik</text:span></text:p>
              </text:list-item>
              <text:list-item>
                <text:p><text:span text:style-name="T11">efektywnie wykorzystuje zasoby obliczeniowe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6.022cm" svg:height="13.387cm" svg:x="1.322cm" svg:y="1.349cm">
          <draw:text-box>
            <text:p text:style-name="P2"><text:span text:style-name="T12">Podział algorytmów ze względu na definiowanie “</text:span><text:span text:style-name="T13">poprawności wyniku</text:span><text:span text:style-name="T12">”.</text:span></text:p>
            <text:p><text:span text:style-name="T14"/></text:p>
            <text:p text:style-name="P17"><text:span text:style-name="T15">dokładne</text:span><text:span text:style-name="T14"> – zwracają optymalne rozwiązanie (sortowanie listy, mnożenie macieży) <text:s/></text:span></text:p>
            <text:p text:style-name="P17"><text:span text:style-name="T14"/></text:p>
            <text:p><text:span text:style-name="T15">heurystyczne</text:span><text:span text:style-name="T14"> - 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14"/></text:p>
            <text:p><text:span text:style-name="T16">aproksymacyjne</text:span><text:span text:style-name="T17"> – tak jak algorytmy heurystyczne nie gwarantują znalezienia optymalnego rozwiązania. </text:span><text:span text:style-name="T14">Zwracane przez niego rozwiązanie różni się znanym czynnikiem od optymalnej miary ilościowej rozwiązania (określenie czy liczba jest pierwsza ze wskaźnikiem błędu wynoszącym np. 2^50)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1"><text:span text:style-name="T18">Miara wydajnośći</text:span></text:p>
              </table:table-cell>
              <table:table-cell table:style-name="ce3">
                <text:p text:style-name="P11"><text:span text:style-name="T19">Przykładowe zwiększenie efektywności</text:span></text:p>
              </table:table-cell>
            </table:table-row>
            <table:table-row table:style-name="ro1">
              <table:table-cell table:style-name="ce4">
                <text:p text:style-name="P11"><text:span text:style-name="T20">czas</text:span></text:p>
              </table:table-cell>
              <table:table-cell table:style-name="ce5">
                <text:p text:style-name="P2"><text:span text:style-name="T21">Zwrócenie wyniku w akceptowalnym przedziale czasowym.</text:span></text:p>
              </table:table-cell>
              <table:table-cell table:style-name="ce6">
                <text:p text:style-name="P2"><text:span text:style-name="T22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11"><text:span text:style-name="T20">pamięć</text:span></text:p>
              </table:table-cell>
              <table:table-cell table:style-name="ce5">
                <text:p text:style-name="P2"><text:span text:style-name="T22"/></text:p>
                <text:p text:style-name="P2"><text:span text:style-name="T22">Zużycie minimalnej ilości pamięci podczas obliczeń.</text:span></text:p>
              </table:table-cell>
              <table:table-cell table:style-name="ce6">
                <text:p text:style-name="P2"><text:span text:style-name="T22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11"><text:span text:style-name="T20">pamięć</text:span></text:p>
              </table:table-cell>
              <table:table-cell table:style-name="ce5">
                <text:p text:style-name="P2"><text:span text:style-name="T22">Wykorzystanie całej dostępnej pamięci, w celu przyspieszenia działania algorytmu. </text:span></text:p>
              </table:table-cell>
              <table:table-cell table:style-name="ce6">
                <text:p text:style-name="P2"><text:span text:style-name="T22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11"><text:span text:style-name="T20">przestrzeń dyskowa</text:span></text:p>
              </table:table-cell>
              <table:table-cell table:style-name="ce5">
                <text:p text:style-name="P2"><text:span text:style-name="T22">Minimalna wielkość pliku.</text:span></text:p>
              </table:table-cell>
              <table:table-cell table:style-name="ce6">
                <text:p text:style-name="P2"><text:span text:style-name="T22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11"><text:span text:style-name="T20">przepustowości sieci</text:span></text:p>
              </table:table-cell>
              <table:table-cell table:style-name="ce5">
                <text:p text:style-name="P2"><text:span text:style-name="T22">Optymalne wykorzystanie przepustowości sieci.</text:span></text:p>
              </table:table-cell>
              <table:table-cell table:style-name="ce6">
                <text:p text:style-name="P2"><text:span text:style-name="T22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11"><text:span text:style-name="T20">wydajność energetyczna</text:span></text:p>
              </table:table-cell>
              <table:table-cell table:style-name="ce5">
                <text:p text:style-name="P2"><text:span text:style-name="T22">Minimalne zużycie energii elektrycznej potrzebnej do wykonania obliczeń.</text:span></text:p>
              </table:table-cell>
              <table:table-cell table:style-name="ce6">
                <text:p text:style-name="P2"><text:span text:style-name="T22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11"><text:span text:style-name="T20">stabilność systemu</text:span></text:p>
              </table:table-cell>
              <table:table-cell table:style-name="ce7">
                <text:p text:style-name="P2"><text:span text:style-name="T19">Równomierne obciążenie węzłów klastra sieciowego.</text:span></text:p>
              </table:table-cell>
              <table:table-cell table:style-name="ce8">
                <text:p text:style-name="P2"><text:span text:style-name="T19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20" draw:layer="layout" svg:width="25.549cm" svg:height="1.257cm" svg:x="1.373cm" svg:y="1.361cm">
          <draw:text-box>
            <text:p text:style-name="P11"><text:span text:style-name="T23">Przykładowe metryki “</text:span><text:span text:style-name="T24">efektywnego wykorzystywania zasobów obliczeniowych</text:span><text:span text:style-name="T23">”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20.774cm" svg:height="5.663cm" svg:x="5.089cm" svg:y="5.446cm">
          <draw:text-box>
            <text:p><text:span text:style-name="T9">W wielu przypadkach obliczenie przybliżonego wyniku jest jedynym akceptowalnym rozwiązaniem.</text:span></text:p>
            <text:p><text:span text:style-name="T9"/></text:p>
            <text:p><text:span text:style-name="T9">Czas wykonania jest tylko jedną z wielu metryk wydajności.</text:span></text:p>
          </draw:text-box>
        </draw:frame>
        <draw:g>
          <draw:g>
            <draw:custom-shape draw:style-name="gr27" draw:text-style-name="P21" draw:layer="layout" svg:width="0.931cm" svg:height="0.931cm" svg:x="3.617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3cm" svg:y="5.465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16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2cm" svg:y="5.465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16cm" svg:y="5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08cm" svg:y="5.465cm">
            <draw:text-box>
              <text:p text:style-name="P23"><text:span text:style-name="T26">!</text:span></text:p>
            </draw:text-box>
          </draw:frame>
        </draw:g>
        <draw:g>
          <draw:g>
            <draw:custom-shape draw:style-name="gr27" draw:text-style-name="P21" draw:layer="layout" svg:width="0.931cm" svg:height="0.931cm" svg:x="3.634cm" svg:y="8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6cm" svg:y="8.161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33cm" svg:y="8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59cm" svg:y="8.161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33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25cm" svg:y="8.161cm">
            <draw:text-box>
              <text:p text:style-name="P23"><text:span text:style-name="T26">!</text:span>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25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18.534cm" svg:height="1.235cm" svg:x="4.733cm" svg:y="3.719cm">
          <draw:text-box>
            <text:p text:style-name="P26"><text:span text:style-name="T27">Czynniki wpływające na czas wykonania algorytmu:</text:span></text:p>
          </draw:text-box>
        </draw:frame>
        <draw:frame draw:style-name="gr32" draw:text-style-name="P27" draw:layer="layout" svg:width="12.333cm" svg:height="8.063cm" svg:x="4.858cm" svg:y="4.906cm">
          <draw:text-box>
            <text:list text:style-name="L1">
              <text:list-item>
                <text:p text:style-name="P26"><text:span text:style-name="T27">konfiguracja sprzętowa</text:span></text:p>
              </text:list-item>
              <text:list-item>
                <text:p text:style-name="P26"><text:span text:style-name="T27">język programowania</text:span></text:p>
              </text:list-item>
              <text:list-item>
                <text:p text:style-name="P26"><text:span text:style-name="T27">wersja kompilatora / interpretera</text:span></text:p>
              </text:list-item>
              <text:list-item>
                <text:p text:style-name="P26"><text:span text:style-name="T27">rodzaj przetwarzanych danych</text:span></text:p>
              </text:list-item>
              <text:list-item>
                <text:p text:style-name="P26"><text:span text:style-name="T27">…</text:span></text:p>
              </text:list-item>
              <text:list-item>
                <text:p text:style-name="P26"><text:span text:style-name="T27">efektywna implementacja</text:span></text:p>
              </text:list-item>
              <text:list-item>
                <text:p text:style-name="P26"><text:span text:style-name="T27">system operacyjny</text:span></text:p>
              </text:list-item>
              <text:list-item>
                <text:p text:style-name="P26"><text:span text:style-name="T27">wersja sterowników</text:span></text:p>
              </text:list-item>
              <text:list-item>
                <text:p text:style-name="P26"><text:span text:style-name="T27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20.09cm" svg:height="5.417cm" svg:x="5.089cm" svg:y="5.446cm">
          <draw:text-box>
            <text:p text:style-name="P28"><text:span text:style-name="T28">niemiarodajne</text:span><text:span text:style-name="T29"> - “</text:span><text:span text:style-name="T30">Mój algorytm wykonał się dwa tysiące razy szybszej na AMD </text:span><text:span text:style-name="T31">Threadripper, niż twój na Commodore 64</text:span><text:span text:style-name="T32">”.</text:span></text:p>
            <text:p text:style-name="P28"><text:span text:style-name="T9"/></text:p>
            <text:p text:style-name="P28"><text:span text:style-name="T28">nieintuicyjne</text:span><text:span text:style-name="T29"> - “</text:span><text:span text:style-name="T30">Ten algorytm potrzebuje czterech godzin do posortowania dwóch milionów rekordów</text:span><text:span text:style-name="T29">”.</text:span></text:p>
          </draw:text-box>
        </draw:frame>
        <draw:g>
          <draw:g>
            <draw:custom-shape draw:style-name="gr27" draw:text-style-name="P21" draw:layer="layout" svg:width="0.931cm" svg:height="0.931cm" svg:x="3.617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3cm" svg:y="5.465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16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2cm" svg:y="5.465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16cm" svg:y="5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08cm" svg:y="5.465cm">
            <draw:text-box>
              <text:p text:style-name="P23"><text:span text:style-name="T26">!</text:span></text:p>
            </draw:text-box>
          </draw:frame>
        </draw:g>
        <draw:g>
          <draw:g>
            <draw:custom-shape draw:style-name="gr27" draw:text-style-name="P21" draw:layer="layout" svg:width="0.931cm" svg:height="0.931cm" svg:x="3.634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6cm" svg:y="8.863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33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59cm" svg:y="8.863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33cm" svg:y="8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25cm" svg:y="8.863cm">
            <draw:text-box>
              <text:p text:style-name="P23"><text:span text:style-name="T26">!</text:span></text:p>
            </draw:text-box>
          </draw:frame>
        </draw:g>
        <draw:frame draw:style-name="gr34" draw:text-style-name="P14" draw:layer="layout" svg:width="18.613cm" svg:height="2.162cm" svg:x="4.949cm" svg:y="2.572cm">
          <draw:text-box>
            <text:p text:style-name="P29"><text:span text:style-name="T9">Problemy związane z podawaniem dokładnych wartości czasu wykonania: 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25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20.09cm" svg:height="5.417cm" svg:x="5.089cm" svg:y="5.446cm">
          <draw:text-box>
            <text:p text:style-name="P28"><text:span text:style-name="T28">niemiarodajne</text:span><text:span text:style-name="T29"> - </text:span><text:span text:style-name="T29">“</text:span><text:span text:style-name="T30">Mój algorytm </text:span><text:span text:style-name="T30">wykonał się dwa </text:span><text:span text:style-name="T30">tysiące razy szybszej </text:span><text:span text:style-name="T30">na AMD </text:span><text:span text:style-name="T31">Threadripper, niż </text:span><text:span text:style-name="T31">twój na Commodore </text:span><text:span text:style-name="T31">64</text:span><text:span text:style-name="T32">”.</text:span></text:p>
            <text:p text:style-name="P28"><text:span text:style-name="T9"/></text:p>
            <text:p text:style-name="P28"><text:span text:style-name="T28">nieintuicyjne</text:span><text:span text:style-name="T29"> - “</text:span><text:span text:style-name="T30">Ten </text:span><text:span text:style-name="T30">algorytm potrzebuje </text:span><text:span text:style-name="T30">czterech godzin do </text:span><text:span text:style-name="T30">posortowania dwóch </text:span><text:span text:style-name="T30">milionów rekordów</text:span><text:span text:style-name="T29">”.</text:span></text:p>
          </draw:text-box>
        </draw:frame>
        <draw:g>
          <draw:g>
            <draw:custom-shape draw:style-name="gr27" draw:text-style-name="P21" draw:layer="layout" svg:width="0.931cm" svg:height="0.931cm" svg:x="3.617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3cm" svg:y="5.465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16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2cm" svg:y="5.465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16cm" svg:y="5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08cm" svg:y="5.465cm">
            <draw:text-box>
              <text:p text:style-name="P23"><text:span text:style-name="T26">!</text:span></text:p>
            </draw:text-box>
          </draw:frame>
        </draw:g>
        <draw:g>
          <draw:g>
            <draw:custom-shape draw:style-name="gr27" draw:text-style-name="P21" draw:layer="layout" svg:width="0.931cm" svg:height="0.931cm" svg:x="3.634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6cm" svg:y="8.863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33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59cm" svg:y="8.863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33cm" svg:y="8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25cm" svg:y="8.863cm">
            <draw:text-box>
              <text:p text:style-name="P23"><text:span text:style-name="T26">!</text:span></text:p>
            </draw:text-box>
          </draw:frame>
        </draw:g>
        <draw:frame draw:style-name="gr34" draw:text-style-name="P14" draw:layer="layout" svg:width="18.613cm" svg:height="2.162cm" svg:x="4.949cm" svg:y="2.572cm">
          <draw:text-box>
            <text:p text:style-name="P29"><text:span text:style-name="T9">Problemy związane z podawaniem dokładnych wartości czasu wykonania: 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35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04T07:53:11.970242752</dc:date>
    <meta:editing-duration>PT1H49M31S</meta:editing-duration>
    <meta:editing-cycles>20</meta:editing-cycles>
    <meta:generator>LibreOffice/6.0.7.3$Linux_X86_64 LibreOffice_project/00m0$Build-3</meta:generator>
    <meta:document-statistic meta:object-count="225"/>
  </office:meta>
</office:document-meta>
</file>